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6000000C39E7F8615.png" manifest:media-type="image/png"/>
  <manifest:file-entry manifest:full-path="Pictures/10000201000003E900000217352BA208.png" manifest:media-type="image/png"/>
  <manifest:file-entry manifest:full-path="Pictures/100002010000053D00000169950024DA.png" manifest:media-type="image/png"/>
  <manifest:file-entry manifest:full-path="Pictures/10000201000005360000022403AA5BE1.png" manifest:media-type="image/png"/>
  <manifest:file-entry manifest:full-path="Pictures/10000201000005420000013750A04EA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926cm" draw:z-index="0"><draw:image xlink:href="Pictures/10000201000005420000013750A04EA2.png" xlink:type="simple" xlink:show="embed" xlink:actuate="onLoad"/></draw:frame></text:p>
      <text:p text:style-name="Standard"><draw:frame draw:style-name="fr1" draw:name="Imagem2" text:anchor-type="paragraph" svg:width="17cm" svg:height="6.983cm" draw:z-index="1"><draw:image xlink:href="Pictures/10000201000005360000022403AA5BE1.png" xlink:type="simple" xlink:show="embed" xlink:actuate="onLoad"/></draw:frame></text:p>
      <text:p text:style-name="Standard"><draw:frame draw:style-name="fr1" draw:name="Imagem3" text:anchor-type="paragraph" svg:width="17cm" svg:height="4.576cm" draw:z-index="2"><draw:image xlink:href="Pictures/100002010000053D00000169950024DA.png" xlink:type="simple" xlink:show="embed" xlink:actuate="onLoad"/></draw:frame></text:p>
      <text:p text:style-name="Standard"><draw:frame draw:style-name="fr1" draw:name="Imagem4" text:anchor-type="paragraph" svg:width="17cm" svg:height="9.086cm" draw:z-index="3"><draw:image xlink:href="Pictures/10000201000003E900000217352BA208.png" xlink:type="simple" xlink:show="embed" xlink:actuate="onLoad"/></draw:frame><text:soft-page-break/></text:p>
      <text:p text:style-name="Standard"><draw:frame draw:style-name="fr1" draw:name="Imagem5" text:anchor-type="paragraph" svg:width="17cm" svg:height="2.455cm" draw:z-index="4"><draw:image xlink:href="Pictures/1000020100000546000000C39E7F861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30:04.021000000</meta:creation-date>
    <dc:date>2018-04-02T14:30:58.993000000</dc:date>
    <meta:editing-duration>P0D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